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7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1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4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8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4|knows_ironflesh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power_strike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3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6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10)|wp_melee(150)</text:p>
          </table:table-cell>
          <table:table-cell table:style-name="ce28" office:value-type="string" calcext:value-type="string">
            <text:p>knows_common|knows_athletics_6|knows_power_draw_4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4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power_strike_2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3|knows_ironflesh_4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3|knows_ironflesh_5|knows_shield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power_strike_4|knows_ironflesh_5|knows_power_throw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strike_5|knows_ironflesh_6|knows_power_throw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power_strike_7|knows_ironflesh_9|knows_power_throw_5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5|knows_power_strike_4|knows_ironflesh_6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3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3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ironflesh_1|knows_power_draw_1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archery(260)|wp_melee(180)</text:p>
          </table:table-cell>
          <table:table-cell table:style-name="ce28" office:value-type="string" calcext:value-type="string">
            <text:p>knows_common|knows_ironflesh_4|knows_power_draw_4|knows_power_strike_2|knows_athletics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3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4|knows_power_strike_2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5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ironflesh_5|knows_power_strike_4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athletics_1|knows_ironflesh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athletics_1|knows_ironflesh_1|knows_power_strike_1|knows_shield_3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3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ironflesh_2|knows_power_strike_2|knows_shield_4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7|knows_shield_6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3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3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3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2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athletics_2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4|knows_power_draw_2|knows_power_strike_2|knows_ironflesh_3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6|knows_power_draw_4|knows_power_strike_4|knows_ironflesh_5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3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3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3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2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4|knows_power_strike_3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3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5|knows_power_strike_4|knows_ironflesh_5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3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6|knows_power_strike_6|knows_ironflesh_7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3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white_tunic_a,</text:p>
          </table:table-cell>
          <table:table-cell table:style-name="ce21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2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5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7"/>
          <table:table-cell table:style-name="ce8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2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2|knows_power_draw_4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common|knows_athletics_3|knows_power_draw_6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archery(170)|wp(170)</text:p>
          </table:table-cell>
          <table:table-cell table:style-name="ce28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(220)</text:p>
          </table:table-cell>
          <table:table-cell table:style-name="ce28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melee(320)|wp_archery(300)</text:p>
          </table:table-cell>
          <table:table-cell table:style-name="ce28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8" office:value-type="string" calcext:value-type="string">
            <text:p>attr_tier_7</text:p>
          </table:table-cell>
          <table:table-cell table:style-name="ce28" office:value-type="string" calcext:value-type="string">
            <text:p>wp_tier_7</text:p>
          </table:table-cell>
          <table:table-cell table:style-name="ce28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polearm(120)|wp(200)</text:p>
          </table:table-cell>
          <table:table-cell table:style-name="ce28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thro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thro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8" office:value-type="string" calcext:value-type="string">
            <text:p>str_7| agi_5| int_4| cha_4|level(4)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riding_5|knows_power_strike_3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3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riding_6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8" office:value-type="string" calcext:value-type="string">
            <text:p>str_18|agi_18| int_4| cha_4|level(25)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8" office:value-type="string" calcext:value-type="string">
            <text:p>str_10| agi_7| int_4| cha_4|level(8)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str_13|agi_11| int_4| cha_4|level(12)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8" office:value-type="string" calcext:value-type="string">
            <text:p>str_15|agi_15| int_4| cha_4|level(16)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melee(200)|wp_archery(200)</text:p>
          </table:table-cell>
          <table:table-cell table:style-name="ce28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3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(360)</text:p>
          </table:table-cell>
          <table:table-cell table:style-name="ce28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3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3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rohan_shoe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1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itm_mirkwood_armor_d,</text:p>
          </table:table-cell>
          <table:table-cell table:style-name="ce16"/>
          <table:table-cell table:style-name="ce17" office:value-type="string" calcext:value-type="string">
            <text:p>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6|knows_power_draw_6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2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8|knows_shield_3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9|knows_shield_5|knows_power_draw_6|knows_power_strike_5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armor_a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5|knows_shield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light_scale,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6|knows_shield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armor_b,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7|knows_shield_4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20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8|knows_shield_6|knows_power_strike_6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500)</text:p>
          </table:table-cell>
          <table:table-cell table:style-name="ce28" office:value-type="string" calcext:value-type="string">
            <text:p>knows_common|knows_athletics_8|knows_power_strike_7|knows_ironflesh_7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3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bow_2</text:p>
          </table:table-cell>
          <table:table-cell table:style-name="ce28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4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bow_3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bow_4</text:p>
          </table:table-cell>
          <table:table-cell table:style-name="ce28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bow_5</text:p>
          </table:table-cell>
          <table:table-cell table:style-name="ce28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8" office:value-type="string" calcext:value-type="string">
            <text:p>attr_elf_tier_6</text:p>
          </table:table-cell>
          <table:table-cell table:style-name="ce28" office:value-type="string" calcext:value-type="string">
            <text:p>wp_elf_tier_bow_6</text:p>
          </table:table-cell>
          <table:table-cell table:style-name="ce28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4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3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1</text:p>
          </table:table-cell>
          <table:table-cell table:style-name="ce28" office:value-type="string" calcext:value-type="string">
            <text:p>wp_elf_tier_1</text:p>
          </table:table-cell>
          <table:table-cell table:style-name="ce28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2</text:p>
          </table:table-cell>
          <table:table-cell table:style-name="ce28" office:value-type="string" calcext:value-type="string">
            <text:p>wp_elf_tier_2</text:p>
          </table:table-cell>
          <table:table-cell table:style-name="ce28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elf_tier_3</text:p>
          </table:table-cell>
          <table:table-cell table:style-name="ce28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elf_tier_4</text:p>
          </table:table-cell>
          <table:table-cell table:style-name="ce28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6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elf_tier_5</text:p>
          </table:table-cell>
          <table:table-cell table:style-name="ce28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3</text:p>
          </table:table-cell>
          <table:table-cell table:style-name="ce28" office:value-type="string" calcext:value-type="string">
            <text:p>wp_melee(280)|wp_archery(240)</text:p>
          </table:table-cell>
          <table:table-cell table:style-name="ce28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3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8" office:value-type="string" calcext:value-type="string">
            <text:p>attr_elf_tier_4</text:p>
          </table:table-cell>
          <table:table-cell table:style-name="ce28" office:value-type="string" calcext:value-type="string">
            <text:p>wp_melee(310)|wp_archery(270)</text:p>
          </table:table-cell>
          <table:table-cell table:style-name="ce28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8" office:value-type="string" calcext:value-type="string">
            <text:p>attr_elf_tier_5</text:p>
          </table:table-cell>
          <table:table-cell table:style-name="ce28" office:value-type="string" calcext:value-type="string">
            <text:p>wp_melee(360)|wp_archery(300)</text:p>
          </table:table-cell>
          <table:table-cell table:style-name="ce28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3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8" office:value-type="string" calcext:value-type="string">
            <text:p>attr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4|knows_power_throw_4|knows_power_strike_6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7|knows_shield_3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5|knows_shield_2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3|knows_shield_5|knows_power_strike_5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3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bow_6</text:p>
          </table:table-cell>
          <table:table-cell table:style-name="ce28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3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horse_archery_1|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1|knows_riding_3|knows_shield_1|knows_power_throw_2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common|knows_athletics_6|knows_power_strike_7|knows_ironflesh_8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8" office:value-type="string" calcext:value-type="string">
            <text:p>attr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3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light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3|knows_shield_4|knows_power_strike_4|knows_ironflesh_6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6" office:value-type="string" calcext:value-type="string">
            <text:p>itm_harad_long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strike_5|knows_ironflesh_4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4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3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power_throw_4|knows_power_strike_4|knows_ironflesh_3|knows_athletics_8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3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3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4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5|knows_shield_2|knows_power_strike_2|knows_ironflesh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4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shield_3|knows_power_strike_3|knows_ironflesh_4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5|knows_power_strike_4|knows_ironflesh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3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office:value-type="string" calcext:value-type="string">
            <text:p>itm_tab_shield_small_roun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light_good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1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Variag_Veteran_Warrio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throw_4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throw_5|knows_power_strike_5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6"/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2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2|knows_power_strike_4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4|knows_power_throw_2|knows_power_strike_3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power_throw_4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3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common|knows_athletics_2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athletics_3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2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6|knows_shield_2|knows_power_throw_3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8|knows_shield_4|knows_power_strike_4|knows_ironflesh_3|knows_power_throw_5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6" office:value-type="string" calcext:value-type="string">
            <text:p>itm_corsair_sword,itm_umb_shield_b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common|knows_athletics_3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|knows_athletics_3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|knows_athletics_4|knows_power_draw_4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|knows_athletics_6|knows_power_draw_5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6|knows_shield_2|knows_power_throw_2|knows_power_strike_4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archery(170) | wp_melee(200)</text:p>
          </table:table-cell>
          <table:table-cell table:style-name="ce28" office:value-type="string" calcext:value-type="string">
            <text:p>knows_common|knows_athletics_8|knows_power_draw_5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athletics_3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_4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3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3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3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3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3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4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athletics_6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athletics_7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8" office:value-type="string" calcext:value-type="string">
            <text:p>attr_evil_tier_6</text:p>
          </table:table-cell>
          <table:table-cell table:style-name="ce28" office:value-type="string" calcext:value-type="string">
            <text:p>wp_tier_6</text:p>
          </table:table-cell>
          <table:table-cell table:style-name="ce28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2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evil_tier_1</text:p>
          </table:table-cell>
          <table:table-cell table:style-name="ce28" office:value-type="string" calcext:value-type="string">
            <text:p>wp_tier_1</text:p>
          </table:table-cell>
          <table:table-cell table:style-name="ce28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8" office:value-type="string" calcext:value-type="string">
            <text:p>attr_evil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athletics_2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8" office:value-type="string" calcext:value-type="string">
            <text:p>attr_evil_tier_3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athletics_3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8" office:value-type="string" calcext:value-type="string">
            <text:p>attr_evil_tier_4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5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8" office:value-type="string" calcext:value-type="string">
            <text:p>attr_evil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athletics_3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3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58)</text:p>
          </table:table-cell>
          <table:table-cell table:style-name="ce28" office:value-type="string" calcext:value-type="string">
            <text:p>wp(75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8" office:value-type="string" calcext:value-type="string">
            <text:p>str_255| agi_3| int_3| cha_3|level(61)</text:p>
          </table:table-cell>
          <table:table-cell table:style-name="ce28" office:value-type="string" calcext:value-type="string">
            <text:p>wp(1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8" office:value-type="string" calcext:value-type="string">
            <text:p>str_255| agi_3| int_3| cha_3|level(63)</text:p>
          </table:table-cell>
          <table:table-cell table:style-name="ce28" office:value-type="string" calcext:value-type="string">
            <text:p>wp(200)</text:p>
          </table:table-cell>
          <table:table-cell table:style-name="ce28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3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1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2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2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2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riding_1|knows_athletics_7|knows_power_draw_5|knows_power_strike_3|knows_ironflesh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1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2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str_7| agi_7| int_4| cha_4|level(9)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8" office:value-type="string" calcext:value-type="string">
            <text:p>str_9| agi_8| int_4| cha_4|level(17)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3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bow_2</text:p>
          </table:table-cell>
          <table:table-cell table:style-name="ce28" office:value-type="string" calcext:value-type="string">
            <text:p>knows_athletics_4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bow_3</text:p>
          </table:table-cell>
          <table:table-cell table:style-name="ce28" office:value-type="string" calcext:value-type="string">
            <text:p>knows_athletics_5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7|knows_power_dra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power_strike_6|knows_power_throw_5|knows_ironflesh_7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5|knows_power_strike_4|knows_ironflesh_10|knows_shield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3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8" office:value-type="string" calcext:value-type="string">
            <text:p>attr_orc_tier_1</text:p>
          </table:table-cell>
          <table:table-cell table:style-name="ce28" office:value-type="string" calcext:value-type="string">
            <text:p>wp_orc_tier_1</text:p>
          </table:table-cell>
          <table:table-cell table:style-name="ce28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3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8" office:value-type="string" calcext:value-type="string">
            <text:p>attr_orc_tier_2</text:p>
          </table:table-cell>
          <table:table-cell table:style-name="ce28" office:value-type="string" calcext:value-type="string">
            <text:p>wp_orc_tier_2</text:p>
          </table:table-cell>
          <table:table-cell table:style-name="ce28" office:value-type="string" calcext:value-type="string">
            <text:p>knows_athletics_6|knows_power_draw_1|knows_power_throw_3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7|knows_power_draw_2|knows_power_throw_4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8" office:value-type="string" calcext:value-type="string">
            <text:p>attr_orc_tier_4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5|knows_power_strike_4|knows_ironflesh_2|knows_shield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bow_4</text:p>
          </table:table-cell>
          <table:table-cell table:style-name="ce28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bow_5</text:p>
          </table:table-cell>
          <table:table-cell table:style-name="ce28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8" office:value-type="string" calcext:value-type="string">
            <text:p>attr_orc_tier_3</text:p>
          </table:table-cell>
          <table:table-cell table:style-name="ce28" office:value-type="string" calcext:value-type="string">
            <text:p>wp_orc_tier_3</text:p>
          </table:table-cell>
          <table:table-cell table:style-name="ce28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8" office:value-type="string" calcext:value-type="string">
            <text:p>str_9| agi_8| int_4| cha_4|level(18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8" office:value-type="string" calcext:value-type="string">
            <text:p>attr_orc_tier_5</text:p>
          </table:table-cell>
          <table:table-cell table:style-name="ce28" office:value-type="string" calcext:value-type="string">
            <text:p>wp_orc_tier_5</text:p>
          </table:table-cell>
          <table:table-cell table:style-name="ce28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3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8" office:value-type="string" calcext:value-type="string">
            <text:p>str_11| agi_9| int_4| cha_4|level(25)</text:p>
          </table:table-cell>
          <table:table-cell table:style-name="ce28" office:value-type="string" calcext:value-type="string">
            <text:p>wp_orc_tier_4</text:p>
          </table:table-cell>
          <table:table-cell table:style-name="ce28" office:value-type="string" calcext:value-type="string">
            <text:p>knows_athletics_8|knows_power_throw_6|knows_power_strike_5|knows_ironflesh_4|knows_shield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3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8" office:value-type="string" calcext:value-type="string">
            <text:p>attr_tier_2</text:p>
          </table:table-cell>
          <table:table-cell table:style-name="ce28" office:value-type="string" calcext:value-type="string">
            <text:p>wp_tier_2</text:p>
          </table:table-cell>
          <table:table-cell table:style-name="ce28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3</text:p>
          </table:table-cell>
          <table:table-cell table:style-name="ce28" office:value-type="string" calcext:value-type="string">
            <text:p>wp_tier_3</text:p>
          </table:table-cell>
          <table:table-cell table:style-name="ce28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athletics_2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athletics7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vet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4</text:p>
          </table:table-cell>
          <table:table-cell table:style-name="ce28" office:value-type="string" calcext:value-type="string">
            <text:p>wp_tier_4</text:p>
          </table:table-cell>
          <table:table-cell table:style-name="ce28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8" office:value-type="string" calcext:value-type="string">
            <text:p>attr_tier_5</text:p>
          </table:table-cell>
          <table:table-cell table:style-name="ce28" office:value-type="string" calcext:value-type="string">
            <text:p>wp_tier_5</text:p>
          </table:table-cell>
          <table:table-cell table:style-name="ce28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3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8" table:number-columns-repeated="3"/>
          <table:table-cell table:style-name="ce30" table:number-columns-repeated="2"/>
          <table:table-cell table:style-name="ce33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.00.0000</text:date>, <text:time style:data-style-name="N2" text:time-value="11:53:32.04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03T11:58:23.893000000</dc:date>
    <meta:editing-cycles>271</meta:editing-cycles>
    <meta:editing-duration>P3DT2H44M48S</meta:editing-duration>
    <meta:document-statistic meta:table-count="2" meta:cell-count="6721" meta:object-count="0"/>
  </office:meta>
</office:document-meta>
</file>